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cm" fo:min-width="0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2.75cm" fo:min-width="3cm"/>
    </style:style>
    <style:style style:name="gr4" style:family="graphic" style:parent-style-name="standard">
      <style:graphic-properties draw:stroke="none" svg:stroke-width="0.159cm" svg:stroke-color="#eeeeee" draw:marker-start-width="0.438cm" draw:marker-end-width="0.438cm" draw:fill="solid" draw:fill-color="#000000" loext:fill-use-slide-background="false" draw:textarea-horizontal-align="justify" draw:textarea-vertical-align="middle" draw:auto-grow-height="false" fo:min-height="1.714cm" fo:min-width="1.464cm" fo:padding-top="0.204cm" fo:padding-bottom="0.204cm" fo:padding-left="0.329cm" fo:padding-right="0.329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3.312cm" fo:min-width="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75cm" fo:min-width="2.25cm"/>
    </style:style>
    <style:style style:name="gr7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ffffff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75cm" fo:min-width="0cm"/>
    </style:style>
    <style:style style:name="gr11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7.25cm" svg:x="4.75cm" svg:y="5.74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3.5cm" svg:height="3cm" svg:x="1cm" svg:y="2.68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4" draw:text-style-name="P3" draw:layer="layout" svg:width="3cm" svg:height="3cm" svg:x="1cm" svg:y="3.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custom-shape draw:style-name="gr5" draw:text-style-name="P2" draw:layer="layout" svg:width="3.5cm" svg:height="3.562cm" draw:transform="rotate (0.680678408277789) translate (1cm 3.883cm)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2.75cm" svg:height="2cm" svg:x="2.25cm" svg:y="4.93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3cm" svg:height="3cm" svg:x="1cm" svg:y="0.9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3cm" svg:height="3cm" svg:x="3.5cm" svg:y="3.9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line draw:style-name="gr7" draw:text-style-name="P4" draw:layer="layout" svg:x1="1cm" svg:y1="2.49cm" svg:x2="1cm" svg:y2="5.49cm">
            <text:p/>
          </draw:line>
          <draw:line draw:style-name="gr7" draw:text-style-name="P4" draw:layer="layout" svg:x1="5cm" svg:y1="6.99cm" svg:x2="2.5cm" svg:y2="6.99cm">
            <text:p/>
          </draw:line>
          <draw:line draw:style-name="gr7" draw:text-style-name="P4" draw:layer="layout" svg:x1="6.079cm" svg:y1="4.449cm" svg:x2="3.566cm" svg:y2="1.434cm">
            <text:p/>
          </draw:line>
          <draw:path draw:style-name="gr8" draw:text-style-name="P4" draw:layer="layout" svg:width="1.499cm" svg:height="1.499cm" draw:transform="rotate (-3.14159265358979) translate (2.5cm 6.99cm)" svg:viewBox="0 0 1500 1500" svg:d="M0 0c1500 0 1500 1500 1500 1500">
            <text:p/>
          </draw:path>
          <draw:path draw:style-name="gr8" draw:text-style-name="P4" draw:layer="layout" svg:width="1.499cm" svg:height="1.499cm" draw:transform="rotate (1.5707963267949) translate (1cm 2.49cm)" svg:viewBox="0 0 1500 1500" svg:d="M0 0c1500 0 1500 1500 1500 1500">
            <text:p/>
          </draw:path>
          <draw:path draw:style-name="gr8" draw:text-style-name="P4" draw:layer="layout" svg:width="1.499cm" svg:height="1.499cm" draw:transform="rotate (-1.5707963267949) translate (6.5cm 5.49cm)" svg:viewBox="0 0 1500 1500" svg:d="M0 0c1500 0 1500 1500 1500 1500">
            <text:p/>
          </draw:path>
          <draw:path draw:style-name="gr8" draw:text-style-name="P4" draw:layer="layout" svg:width="1.06cm" svg:height="0.438cm" svg:x="2.5cm" svg:y="0.99cm" svg:viewBox="0 0 1061 439" svg:d="M0 0c678 0 1061 439 1061 439">
            <text:p/>
          </draw:path>
          <draw:path draw:style-name="gr8" draw:text-style-name="P4" draw:layer="layout" svg:width="1.06cm" svg:height="0.438cm" draw:transform="rotate (-0.785398163397449) translate (6.0597637380381cm 4.42968360301372cm)" svg:viewBox="0 0 1061 439" svg:d="M0 0c678 0 1061 439 1061 439">
            <text:p/>
          </draw:path>
        </draw:g>
        <draw:custom-shape draw:style-name="gr9" draw:text-style-name="P5" draw:layer="layout" svg:width="1.001cm" svg:height="1.001cm" svg:x="1.999cm" svg:y="1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01cm" svg:height="1.001cm" svg:x="1.999cm" svg:y="3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01cm" svg:height="1.001cm" svg:x="1.999cm" svg:y="4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01cm" svg:height="1.001cm" svg:x="4.5cm" svg:y="4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1cm" svg:x="4.75cm" svg:y="7.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4.75cm" svg:y="9.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4.75cm" svg:y="11.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7.25cm" svg:x="10.75cm" svg:y="5.81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3.5cm" svg:height="3cm" svg:x="7cm" svg:y="2.75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4" draw:text-style-name="P3" draw:layer="layout" svg:width="3cm" svg:height="3cm" svg:x="7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custom-shape draw:style-name="gr5" draw:text-style-name="P2" draw:layer="layout" svg:width="3.5cm" svg:height="3.562cm" draw:transform="rotate (0.680678408277789) translate (7cm 3.953cm)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2.75cm" svg:height="2cm" svg:x="8.25cm" svg:y="5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3cm" svg:height="3cm" svg:x="7cm" svg:y="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3cm" svg:height="3cm" svg:x="9.5cm" svg:y="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line draw:style-name="gr7" draw:text-style-name="P4" draw:layer="layout" svg:x1="7cm" svg:y1="2.56cm" svg:x2="7cm" svg:y2="5.56cm">
            <text:p/>
          </draw:line>
          <draw:line draw:style-name="gr7" draw:text-style-name="P4" draw:layer="layout" svg:x1="11cm" svg:y1="7.06cm" svg:x2="8.5cm" svg:y2="7.06cm">
            <text:p/>
          </draw:line>
          <draw:line draw:style-name="gr7" draw:text-style-name="P4" draw:layer="layout" svg:x1="12.079cm" svg:y1="4.519cm" svg:x2="9.566cm" svg:y2="1.504cm">
            <text:p/>
          </draw:line>
          <draw:path draw:style-name="gr8" draw:text-style-name="P4" draw:layer="layout" svg:width="1.499cm" svg:height="1.499cm" draw:transform="rotate (-3.14159265358979) translate (8.5cm 7.06cm)" svg:viewBox="0 0 1500 1500" svg:d="M0 0c1500 0 1500 1500 1500 1500">
            <text:p/>
          </draw:path>
          <draw:path draw:style-name="gr8" draw:text-style-name="P4" draw:layer="layout" svg:width="1.499cm" svg:height="1.499cm" draw:transform="rotate (1.5707963267949) translate (7cm 2.56cm)" svg:viewBox="0 0 1500 1500" svg:d="M0 0c1500 0 1500 1500 1500 1500">
            <text:p/>
          </draw:path>
          <draw:path draw:style-name="gr8" draw:text-style-name="P4" draw:layer="layout" svg:width="1.499cm" svg:height="1.499cm" draw:transform="rotate (-1.5707963267949) translate (12.5cm 5.56cm)" svg:viewBox="0 0 1500 1500" svg:d="M0 0c1500 0 1500 1500 1500 1500">
            <text:p/>
          </draw:path>
          <draw:path draw:style-name="gr8" draw:text-style-name="P4" draw:layer="layout" svg:width="1.06cm" svg:height="0.438cm" svg:x="8.5cm" svg:y="1.06cm" svg:viewBox="0 0 1061 439" svg:d="M0 0c678 0 1061 439 1061 439">
            <text:p/>
          </draw:path>
          <draw:path draw:style-name="gr8" draw:text-style-name="P4" draw:layer="layout" svg:width="1.06cm" svg:height="0.438cm" draw:transform="rotate (-0.785398163397449) translate (12.0597637380381cm 4.49968360301372cm)" svg:viewBox="0 0 1061 439" svg:d="M0 0c678 0 1061 439 1061 439">
            <text:p/>
          </draw:path>
        </draw:g>
        <draw:custom-shape draw:style-name="gr9" draw:text-style-name="P5" draw:layer="layout" svg:width="1.001cm" svg:height="1.001cm" svg:x="7.999cm" svg:y="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01cm" svg:height="1.001cm" svg:x="7.999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1cm" svg:x="10.75cm" svg:y="8.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10.75cm" svg:y="10.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10.75cm" svg:y="12.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01cm" svg:height="1.001cm" svg:x="10.49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001cm" svg:height="1.001cm" svg:x="8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7.25cm" svg:x="16.5cm" svg:y="5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3.5cm" svg:height="3cm" svg:x="12.75cm" svg:y="2.69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4" draw:text-style-name="P3" draw:layer="layout" svg:width="3cm" svg:height="3cm" svg:x="12.75cm" svg:y="3.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custom-shape draw:style-name="gr5" draw:text-style-name="P2" draw:layer="layout" svg:width="3.5cm" svg:height="3.562cm" draw:transform="rotate (0.680678408277789) translate (12.75cm 3.893cm)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2.75cm" svg:height="2cm" svg:x="14cm" svg:y="4.94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3cm" svg:height="3cm" svg:x="12.75cm" svg:y="0.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3cm" svg:height="3cm" svg:x="15.25cm" svg:y="3.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line draw:style-name="gr7" draw:text-style-name="P4" draw:layer="layout" svg:x1="12.75cm" svg:y1="2.5cm" svg:x2="12.75cm" svg:y2="5.5cm">
            <text:p/>
          </draw:line>
          <draw:line draw:style-name="gr7" draw:text-style-name="P4" draw:layer="layout" svg:x1="16.75cm" svg:y1="7cm" svg:x2="14.25cm" svg:y2="7cm">
            <text:p/>
          </draw:line>
          <draw:line draw:style-name="gr7" draw:text-style-name="P4" draw:layer="layout" svg:x1="17.829cm" svg:y1="4.459cm" svg:x2="15.316cm" svg:y2="1.444cm">
            <text:p/>
          </draw:line>
          <draw:path draw:style-name="gr8" draw:text-style-name="P4" draw:layer="layout" svg:width="1.499cm" svg:height="1.499cm" draw:transform="rotate (-3.14159265358979) translate (14.25cm 7cm)" svg:viewBox="0 0 1500 1500" svg:d="M0 0c1500 0 1500 1500 1500 1500">
            <text:p/>
          </draw:path>
          <draw:path draw:style-name="gr8" draw:text-style-name="P4" draw:layer="layout" svg:width="1.499cm" svg:height="1.499cm" draw:transform="rotate (1.5707963267949) translate (12.75cm 2.5cm)" svg:viewBox="0 0 1500 1500" svg:d="M0 0c1500 0 1500 1500 1500 1500">
            <text:p/>
          </draw:path>
          <draw:path draw:style-name="gr8" draw:text-style-name="P4" draw:layer="layout" svg:width="1.499cm" svg:height="1.499cm" draw:transform="rotate (-1.5707963267949) translate (18.25cm 5.5cm)" svg:viewBox="0 0 1500 1500" svg:d="M0 0c1500 0 1500 1500 1500 1500">
            <text:p/>
          </draw:path>
          <draw:path draw:style-name="gr8" draw:text-style-name="P4" draw:layer="layout" svg:width="1.06cm" svg:height="0.438cm" svg:x="14.25cm" svg:y="1cm" svg:viewBox="0 0 1061 439" svg:d="M0 0c678 0 1061 439 1061 439">
            <text:p/>
          </draw:path>
          <draw:path draw:style-name="gr8" draw:text-style-name="P4" draw:layer="layout" svg:width="1.06cm" svg:height="0.438cm" draw:transform="rotate (-0.785398163397449) translate (17.8097637380381cm 4.43968360301372cm)" svg:viewBox="0 0 1061 439" svg:d="M0 0c678 0 1061 439 1061 439">
            <text:p/>
          </draw:path>
        </draw:g>
        <draw:custom-shape draw:style-name="gr9" draw:text-style-name="P5" draw:layer="layout" svg:width="1.001cm" svg:height="1.001cm" svg:x="13.749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01cm" svg:height="1.001cm" svg:x="16.25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1cm" svg:x="16.5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16.5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16.5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001cm" svg:height="1.001cm" svg:x="13.74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13.749cm" svg:y="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7.25cm" svg:x="22.5cm" svg:y="5.81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3.5cm" svg:height="3cm" svg:x="18.75cm" svg:y="2.75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4" draw:text-style-name="P3" draw:layer="layout" svg:width="3cm" svg:height="3cm" svg:x="18.75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custom-shape draw:style-name="gr5" draw:text-style-name="P2" draw:layer="layout" svg:width="3.5cm" svg:height="3.562cm" draw:transform="rotate (0.680678408277789) translate (18.75cm 3.953cm)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2.75cm" svg:height="2cm" svg:x="20cm" svg:y="5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3cm" svg:height="3cm" svg:x="18.75cm" svg:y="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3cm" svg:height="3cm" svg:x="21.25cm" svg:y="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line draw:style-name="gr7" draw:text-style-name="P4" draw:layer="layout" svg:x1="18.75cm" svg:y1="2.56cm" svg:x2="18.75cm" svg:y2="5.56cm">
            <text:p/>
          </draw:line>
          <draw:line draw:style-name="gr7" draw:text-style-name="P4" draw:layer="layout" svg:x1="22.75cm" svg:y1="7.06cm" svg:x2="20.25cm" svg:y2="7.06cm">
            <text:p/>
          </draw:line>
          <draw:line draw:style-name="gr7" draw:text-style-name="P4" draw:layer="layout" svg:x1="23.829cm" svg:y1="4.519cm" svg:x2="21.316cm" svg:y2="1.504cm">
            <text:p/>
          </draw:line>
          <draw:path draw:style-name="gr8" draw:text-style-name="P4" draw:layer="layout" svg:width="1.499cm" svg:height="1.499cm" draw:transform="rotate (-3.14159265358979) translate (20.25cm 7.06cm)" svg:viewBox="0 0 1500 1500" svg:d="M0 0c1500 0 1500 1500 1500 1500">
            <text:p/>
          </draw:path>
          <draw:path draw:style-name="gr8" draw:text-style-name="P4" draw:layer="layout" svg:width="1.499cm" svg:height="1.499cm" draw:transform="rotate (1.5707963267949) translate (18.75cm 2.56cm)" svg:viewBox="0 0 1500 1500" svg:d="M0 0c1500 0 1500 1500 1500 1500">
            <text:p/>
          </draw:path>
          <draw:path draw:style-name="gr8" draw:text-style-name="P4" draw:layer="layout" svg:width="1.499cm" svg:height="1.499cm" draw:transform="rotate (-1.5707963267949) translate (24.25cm 5.56cm)" svg:viewBox="0 0 1500 1500" svg:d="M0 0c1500 0 1500 1500 1500 1500">
            <text:p/>
          </draw:path>
          <draw:path draw:style-name="gr8" draw:text-style-name="P4" draw:layer="layout" svg:width="1.06cm" svg:height="0.438cm" svg:x="20.25cm" svg:y="1.06cm" svg:viewBox="0 0 1061 439" svg:d="M0 0c678 0 1061 439 1061 439">
            <text:p/>
          </draw:path>
          <draw:path draw:style-name="gr8" draw:text-style-name="P4" draw:layer="layout" svg:width="1.06cm" svg:height="0.438cm" draw:transform="rotate (-0.785398163397449) translate (23.8097637380381cm 4.49968360301372cm)" svg:viewBox="0 0 1061 439" svg:d="M0 0c678 0 1061 439 1061 439">
            <text:p/>
          </draw:path>
        </draw:g>
        <draw:custom-shape draw:style-name="gr10" draw:text-style-name="P2" draw:layer="layout" svg:width="0.5cm" svg:height="1cm" svg:x="22.5cm" svg:y="8.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22.5cm" svg:y="10.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22.5cm" svg:y="12.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01cm" svg:height="1.001cm" svg:x="22.24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001cm" svg:height="1.001cm" svg:x="19.75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19.749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19.749cm" svg:y="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0T21:10:43.553000000</meta:creation-date>
    <dc:date>2024-04-20T21:19:40.287000000</dc:date>
    <meta:editing-duration>PT8M56S</meta:editing-duration>
    <meta:editing-cycles>2</meta:editing-cycles>
    <meta:generator>LibreOffice/7.5.0.3$Windows_X86_64 LibreOffice_project/c21113d003cd3efa8c53188764377a8272d9d6de</meta:generator>
    <meta:document-statistic meta:object-count="104"/>
  </office:meta>
</office:document-meta>
</file>